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Utopia, 'Palatino Linotype', Palatino, serif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8pt" fo:letter-spacing="normal" fo:font-style="normal" fo:font-weight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</style:style>
    <style:style style:name="P7" style:family="paragraph" style:parent-style-name="Standard">
      <style:paragraph-properties fo:text-align="center" style:justify-single-word="false"/>
      <style:text-properties fo:text-transform="uppercase" fo:font-weight="bold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222222" style:font-name="Georgia" fo:font-size="18pt" fo:letter-spacing="normal" fo:font-style="normal" fo:font-weight="normal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normal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8pt" fo:letter-spacing="normal" fo:font-style="normal" fo:font-weight="normal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8pt" fo:letter-spacing="normal" fo:font-style="normal" fo:font-weight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</style:style>
    <style:style style:name="P15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222222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text-transform="uppercase"/>
    </style:style>
    <style:style style:name="T3" style:family="text">
      <style:text-properties fo:text-transform="uppercase" fo:font-weight="bold"/>
    </style:style>
    <style:style style:name="T4" style:family="text">
      <style:text-properties fo:text-transform="uppercase" fo:font-size="18pt" fo:font-weight="bold"/>
    </style:style>
    <style:style style:name="T5" style:family="text">
      <style:text-properties fo:text-transform="uppercase" fo:color="#222222" style:font-name="Georgia" fo:font-size="11.25pt" fo:letter-spacing="normal" fo:font-style="normal" fo:font-weight="bold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fo:color="#222222" style:font-name="Georgia" fo:font-size="11.25pt" fo:letter-spacing="normal" fo:font-style="normal" fo:font-weight="bold"/>
    </style:style>
    <style:style style:name="T8" style:family="text">
      <style:text-properties fo:font-variant="normal" fo:text-transform="none" fo:color="#222222" style:font-name="Georgia" fo:font-size="11.25pt" fo:letter-spacing="normal" fo:font-style="normal" fo:font-weight="normal"/>
    </style:style>
    <style:style style:name="T9" style:family="text">
      <style:text-properties fo:font-variant="normal" fo:text-transform="none" fo:color="#222222" fo:letter-spacing="normal"/>
    </style:style>
    <style:style style:name="T10" style:family="text">
      <style:text-properties fo:font-variant="normal" fo:text-transform="none" fo:color="#222222" fo:letter-spacing="normal" fo:background-color="#fff9ee" loext:char-shading-value="0"/>
    </style:style>
    <style:style style:name="T11" style:family="text">
      <style:text-properties fo:font-variant="normal" fo:text-transform="none" fo:color="#222222" fo:letter-spacing="normal" fo:font-style="normal" fo:font-weight="normal"/>
    </style:style>
    <style:style style:name="T12" style:family="text">
      <style:text-properties fo:font-variant="normal" fo:text-transform="none" fo:color="#222222" fo:letter-spacing="normal" fo:font-style="normal" fo:font-weight="bold"/>
    </style:style>
    <style:style style:name="T13" style:family="text">
      <style:text-properties style:font-name="Georgia" fo:font-size="11.25pt" fo:font-style="normal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ULA EM 8 DE JANEIRO DE 2017 – LIÇÃO 2</text:p>
      <text:p text:style-name="P3">(Revista: Editora Betel)</text:p>
      <text:p text:style-name="P1"/>
      <text:p text:style-name="P11">Tema: <text:span text:style-name="T3">DEUS QUER REALIZAR GRANDES MILAGRES EM NOSSA VIDA</text:span></text:p>
      <text:p text:style-name="P1"/>
      <text:p text:style-name="P1">Texto Áureo: <text:span text:style-name="T1">Hc 2.3</text:span></text:p>
      <text:p text:style-name="P4">  </text:p>
      <text:p text:style-name="P2">INTRODUÇÃO</text:p>
      <text:p text:style-name="P1">- Querido(a) professor(a), nesta lição tente passar aos alunos a necessidade de cada um desenvolver uma vida devocional com Deus a fim de ter experiências com o Senhor e ver as maravilhas que Ele quer fazer.</text:p>
      <text:p text:style-name="P1">- “<text:span text:style-name="T1">situações em nossas vidas que tudo parece estar ao contrário”</text:span>, são os momentos em que Deus está projetando algo e nós ainda não sabemos. São momentos em que não enxergamos a vitória prometida.</text:p>
      <text:p text:style-name="P1">- “<text:span text:style-name="T1">estar firmados na certeza de que o que Deus prometeu”</text:span>, há promessas que o Senhor <text:soft-page-break/>nos faz e ficamos aguardando, umas vem rápido, porém outras levam anos.</text:p>
      <text:p text:style-name="P1">__________________________________________</text:p>
      <text:p text:style-name="P2">1. <text:span text:style-name="T2">MUDANDO A GEOGRAFIA DA MENTE</text:span></text:p>
      <text:p text:style-name="P1"><text:span text:style-name="T1">- “mas Deus viu um marco na história”</text:span>, Deus conduziu o movimento do povo para que ocorresse aquele grande acontecimento que seria lembrado até os dias atuais, a abertura do mar Vermelho.</text:p>
      <text:p text:style-name="P1"/>
      <text:p text:style-name="P5"><text:span text:style-name="T7">1.1. A visão determina nosso alcance.</text:span><text:line-break/><text:span text:style-name="T7">- “está relacionada à revelação que carregamos conosco”</text:span><text:span text:style-name="T8">, no início de nossa fé cristã ou durante a caminhada o Senhor se revela a nós de várias formas e mostra seu propósito em nossas vidas, essa é a nossa chamada, essa é a revelação de Deus a nós.</text:span><text:line-break/><text:span text:style-name="T8">- </text:span><text:span text:style-name="T9">“</text:span><text:span text:style-name="T7">Estamos nesse mundo para brilhar (Fp 2.15)”</text:span><text:span text:style-name="T8">, lembrando que esse brilho não se refere a estrelismo ou fama, veja:</text:span><text:line-break/><text:span text:style-name="T9">“</text:span><text:span text:style-name="T7">Para que sejais irrepreensíveis e sinceros, filhos de Deus inculpáveis, no meio de uma geração corrompida e perversa, entre a qual resplandeceis como astros no mundo;” Fp 2.15  </text:span><text:span text:style-name="T8">Comente que o resplandecer se refere a se mostrar como filhos de Deus diferenciados do mundo mau.</text:span><text:line-break/><text:span text:style-name="T8">- </text:span><text:span text:style-name="T9">“</text:span><text:span text:style-name="T7">precisamos entender os processos da vida”</text:span><text:span text:style-name="T8">, se refere às adversidades que </text:span><text:soft-page-break/><text:span text:style-name="T8">enfrentamos na vida.</text:span><text:line-break/><text:span text:style-name="T8">- </text:span><text:span text:style-name="T9">“</text:span><text:span text:style-name="T7">Quando Deus nos dá uma visão”</text:span><text:span text:style-name="T8">, visão de algo a fazer, um propósito, uma chamada.</text:span></text:p>
      <text:p text:style-name="P1"/>
      <text:p text:style-name="P5"><text:span text:style-name="T7">1.2. Um grande inimigo, uma grande vitória. </text:span><text:line-break/><text:span text:style-name="T8">- </text:span><text:span text:style-name="T9">“</text:span><text:span text:style-name="T7">Um milagre desencadeia uma grande história”</text:span><text:span text:style-name="T8">, quando o povo atravessou o mar Vermelho sua história e fama correu o mundo, tanto que os cananeus ainda falavam dela quarenta anos depois.</text:span><text:line-break/><text:span text:style-name="T8">- </text:span><text:span text:style-name="T9">“</text:span><text:span text:style-name="T7">é porque tem algo a nos ensinar”</text:span><text:span text:style-name="T8">, nas grandes adversidades adquirimos grandes experiências que jamais conseguiríamos se tudo tivesse dado certo.</text:span><text:line-break/><text:span text:style-name="T8">- </text:span><text:span text:style-name="T9">“</text:span><text:span text:style-name="T7">redundará em maior glória ao Seu Nome”</text:span><text:span text:style-name="T8">, o objetivo é que o nome do Senhor venha a se espalhar pela face da terra e ser glorificado. Nós somos os agentes de Deus nesse mundo, em nós ocorrerá esses grandes milagres.</text:span><text:line-break/><text:span text:style-name="T8">- </text:span><text:span text:style-name="T9">“</text:span><text:span text:style-name="T7">uma geração acostumada a viver sem grandes milagres”</text:span><text:span text:style-name="T8">, uma geração cética, que não conhece o poder de Deus de perto.</text:span><text:line-break/><text:span text:style-name="T8">- </text:span><text:span text:style-name="T9">“</text:span><text:span text:style-name="T7">Deus é Poderoso para continuar a operar grandes coisas”</text:span><text:span text:style-name="T8">, para isso cada crente deve buscar viver suas experiências com o Pai.</text:span><text:line-break/><text:soft-page-break/><text:line-break/><text:span text:style-name="T7">1.3.</text:span><text:span text:style-name="T10"> </text:span><text:span text:style-name="T7">A visão correta.</text:span></text:p>
      <text:p text:style-name="P1"><text:span text:style-name="T1">- “estar em um mesmo lugar e ver coisas diferentes”</text:span>, se refere a pontos de vista, pois cada um só enxerga aquilo que quer ver. Alguém diz que uma pregação foi ruim, outro assiste a mesma pregação e diz que foi boa, pois estavam buscando coisas diferentes.</text:p>
      <text:p text:style-name="P1">- “<text:span text:style-name="T1">dez viram apenas os gigantes e as dificuldades”</text:span>, esses estavam buscando facilidades e como não encontraram decidiram que era um mau negócio tomar a aquela terra.</text:p>
      <text:p text:style-name="P1">- “<text:span text:style-name="T1">milagres que indicavam veracidade nas palavras”</text:span>, porém sabemos que a fé não vem de ver milagres, <text:span text:style-name="T1">Rm 10.17</text:span></text:p>
      <text:p text:style-name="P1"><text:span text:style-name="T1">- “questão de ter a visão correta das coisas ao redor”</text:span>, no caso em questão, a visão correta era a da conquista a terra prometida, só Josué e Calebe estavam na visão correta. Hoje em dia a visão correta é o Céu (a terra prometida), pergunte aos alunos quem está nessa visão?</text:p>
      <text:p text:style-name="P2">_____________________________________________</text:p>
      <text:p text:style-name="P5"><text:span text:style-name="T7">2.</text:span><text:span text:style-name="T5"> A ESTRADA DA LIBERDADE</text:span><text:line-break/><text:span text:style-name="T5">- “</text:span><text:span text:style-name="T7">Depois de quatrocentos anos de escravidão”</text:span><text:span text:style-name="T8">, quatrocentos e trinta para ser mais exato. </text:span><text:span text:style-name="T7">Ex 12.41</text:span><text:line-break/><text:span text:style-name="T7">- “Sua maior batalha era tirar o Egito de dentro do povo”</text:span><text:span text:style-name="T8">, se referindo ao fato de eles </text:span><text:soft-page-break/><text:span text:style-name="T8">se comportarem como escravos. Quando afirmamos isso nos dias atuais para o povo de hoje, estamos nos referindo ao pecado.</text:span></text:p>
      <text:p text:style-name="P2"/>
      <text:p text:style-name="P2">2.1. O caminho da liberdade é mais longo.</text:p>
      <text:p text:style-name="P1"><text:span text:style-name="T1">- “contrários aos que chamamos óbvios”</text:span>, o caminho no deserto é mais coerente em linha reta, porém havia uma obra para ser feita nos meio do povo, uma obra que o povo e o mundo jamais esqueceriam, tanto o mundo da época como o mundo hoje.</text:p>
      <text:p text:style-name="P1">- “<text:span text:style-name="T1">O Mar Vermelho fazia parte do aprendizado”</text:span>, o aprendizado dos servos de Deus envolve grandes lições. Nenhum crente deve entrar na obra de Deus achando que tudo será um mar de rosas.</text:p>
      <text:p text:style-name="P15">- “<text:span text:style-name="T1">Deus se manifestava de uma forma que pudessem entender”</text:span>, isso é, em experiências pessoais cotidianas. A cada provação que aquela geração passava, as gerações mais novas iam aprendendo como deveria agir e reverenciar o Senhor.</text:p>
      <text:p text:style-name="P2">2.2. A estrada exige paciência e confiança.</text:p>
      <text:p text:style-name="P1">- “<text:span text:style-name="T1">Deus ordenou que o mesmo retrocedesse”</text:span>, Deus manda que eles façam isso para que enganasse a Faraó fazendo-o pensar que estavam encurralados.</text:p>
      <text:p text:style-name="P1">- “<text:span text:style-name="T1">vinha ao encontro de Israel para exterminar a todos?”</text:span>, às vezes parece que <text:soft-page-break/>estamos sendo entregues na mão de nossos inimigos, mas o Senhor tem um projeto de salvação grandiosa e exaltação para o Seu povo.</text:p>
      <text:p text:style-name="P1">- “<text:span text:style-name="T1">Deus faz seu líder entender o porquê (Êx 14.3-4)”</text:span>, o objetivo era encorajar Faraó a perseguir o povo de Deus ainda mais. Peça a um aluno para ler a referência.</text:p>
      <text:p text:style-name="P1"/>
      <text:p text:style-name="P2">2.3. A estrada troca orgulho por dependência.</text:p>
      <text:p text:style-name="P1"><text:span text:style-name="T1">- “Aqueles que caminhavam de forma orgulhosa e independente”</text:span>, sinceramente não sei dizer de onde o comentarista tirou essa ideia, essa é uma afirmação dele apenas.</text:p>
      <text:p text:style-name="P1">- “<text:span text:style-name="T1">É a primeira vez que aquele povo orgulhoso clama em massa”</text:span>, não dá pra entender porque chamar o povo de orgulhoso, se em nenhum lugar de Êxodo afirma isso, apenas diz que o povo estava com muito medo.</text:p>
      <text:p text:style-name="P1">- “<text:span text:style-name="T1">fazer brotar em nós uma dependência”</text:span>, de fato nas adversidades exercemos melhor a dependência de Deus, isso é uma verdade.</text:p>
      <text:p text:style-name="P1">________________________________________</text:p>
      <text:p text:style-name="P2">3.<text:span text:style-name="T2"> NOVA GERAÇÃO, NOVAS DIRETRIZES</text:span></text:p>
      <text:p text:style-name="P1">- “<text:span text:style-name="T1">Ele cria caminhos diferentes e extraordinários”</text:span>, o nosso Senhor abre porta onde não tem porta, então concluímos que Ele abre caminho onde não tem. Seria uma <text:soft-page-break/>situação onde não há nenhuma saída e o Senhor cria uma saída para seu filho.</text:p>
      <text:p text:style-name="P1"/>
      <text:p text:style-name="P2">3.1. O problema humano nunca foi externo.</text:p>
      <text:p text:style-name="P1"><text:span text:style-name="T1">- “mas a situação era de pânico”</text:span>, em meio ao desespero as pessoas tomam decisões precipitadas e fora do querer de Deus. O desespero é terrível para o cristão.</text:p>
      <text:p text:style-name="P1">- “<text:span text:style-name="T1">eles ainda estavam aprendendo a confiar em Deus”</text:span>, por ainda estarem aprendendo a confiar, o Senhor não os tirou da herança, apenas os excluiu da herança na décima vez que murmuraram contra Ele. <text:span text:style-name="T1">Nm 14.22,23</text:span></text:p>
      <text:p text:style-name="P1">- “<text:span text:style-name="T1">O seu maior inimigo eram os pensamentos que portavam dentro de si”</text:span>, a pessoa que não confia em Deus não pode prosperar. Por isso afirma a lição que o problema era interno, ou seja, na mente.</text:p>
      <text:p text:style-name="P1"/>
      <text:p text:style-name="P2">3.2. Caminhos seguros.</text:p>
      <text:p text:style-name="P1"><text:span text:style-name="T1">- “Mas por que motivo Deus age assim?”</text:span>, deixando que o inimigo se levante, que a pessoa sofra afronta e perseguição, para só então livrar a pessoa.</text:p>
      <text:p text:style-name="P1">- “<text:span text:style-name="T1">não precisava pedir que Abraão sacrificasse Isaque”</text:span>, de fato não havia necessidade disso, porém se Deus não fizesse <text:soft-page-break/>aquele pedido a Abraão nós não teríamos esse exemplo de fé e obediência registrado na Bíblia.</text:p>
      <text:p text:style-name="P1">- “<text:span text:style-name="T1">em cada gesto Seu aprendemos mais e mais sobre a Sua grandeza”</text:span>, se Deus não criasse todas essas complicações, nós não saberíamos quase nada a respeito de Sua justiça, misericórdia e amor.</text:p>
      <text:p text:style-name="P1"/>
      <text:p text:style-name="P2">3.3. Deus sempre criará uma saída para os Seus escolhidos.</text:p>
      <text:p text:style-name="P1">- “<text:span text:style-name="T1">o natural escraviza e o espiritual liberta”</text:span>, o natural aqui é o modo natural de pensar e agir e o espiritual é o modo espiritual de pensar e agir. Se pensarmos de forma natural não realizamos quase nada na obra de Deus.</text:p>
      <text:p text:style-name="P1">- “<text:span text:style-name="T1">não trabalha no âmbito da lógica humana”</text:span>, só se entende Deus se for espiritualmente e mesmo assim é difícil. Quem tenta entender Deus pela lógica acaba frustrado.</text:p>
      <text:p text:style-name="P1"/>
      <text:p text:style-name="P2">CONCLUSÃO</text:p>
      <text:p text:style-name="P1">- “<text:span text:style-name="T1">para que nossa geração se volte para o Eterno Deus”</text:span>, estamos vivendo o tempo da geração acomodada e dispersa nos entretenimentos do mundo. Cada um deve se <text:soft-page-break/>despertar para a necessidade de uma vida plena com Deus.</text:p>
      <text:p text:style-name="P1">- Faça o resumo para a revisão e corrija o questionário.</text:p>
      <text:p text:style-name="P1"/>
      <text:p text:style-name="P2">QUESTIONÁRIO</text:p>
      <text:p text:style-name="P1"/>
      <text:p text:style-name="P2">1. O que o capítulo 14 de Êxodo descreve?</text:p>
      <text:p text:style-name="P1">R: A situação mais delicada já enfrentada pelo povo de Israel (Êx 14).</text:p>
      <text:p text:style-name="P1"/>
      <text:p text:style-name="P2">2. O que é preciso para que nosso testemunho adquira poder entre os homens?</text:p>
      <text:p text:style-name="P1">R: Viver uma grande situação (Tg 2.12).</text:p>
      <text:p text:style-name="P1"/>
      <text:p text:style-name="P2">3. Como o povo de Israel estava?</text:p>
      <text:p text:style-name="P1">R: Com muito medo (Êx 14.10).</text:p>
      <text:p text:style-name="P1"/>
      <text:p text:style-name="P2">4. Na ótica divina, o que significa retroceder?</text:p>
      <text:p text:style-name="P1">R: Reorganizar (Êx 14.2).</text:p>
      <text:p text:style-name="P1"/>
      <text:p text:style-name="P2">5. Por que Deus enviou o Espírito?</text:p>
      <text:p text:style-name="P1">R: Porque somente o Espírito é capaz de revelar as coisas mais profundas que a humanidade pode ver (1Co 2.10-11)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Utopia, 'Palatino Linotype', Palatino, serif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3:45:16.494739771</meta:creation-date>
    <dc:date>2017-03-04T16:48:13.693344872</dc:date>
    <meta:editing-duration>PT9M27S</meta:editing-duration>
    <meta:editing-cycles>6</meta:editing-cycles>
    <meta:generator>LibreOffice/5.2.5.1$Linux_X86_64 LibreOffice_project/20m0$Build-1</meta:generator>
    <meta:document-statistic meta:table-count="0" meta:image-count="0" meta:object-count="0" meta:page-count="9" meta:paragraph-count="60" meta:word-count="1461" meta:character-count="8371" meta:non-whitespace-character-count="6963"/>
  </office:meta>
</office:document-meta>
</file>